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e79e" officeooo:paragraph-rsid="0006e79e"/>
    </style:style>
    <style:style style:name="P2" style:family="paragraph" style:parent-style-name="Standard">
      <style:text-properties officeooo:rsid="0006e79e" officeooo:paragraph-rsid="00099ea7"/>
    </style:style>
    <style:style style:name="P3" style:family="paragraph" style:parent-style-name="Standard">
      <style:text-properties officeooo:rsid="0006e79e" officeooo:paragraph-rsid="000b4553"/>
    </style:style>
    <style:style style:name="P4" style:family="paragraph" style:parent-style-name="Standard">
      <style:text-properties officeooo:rsid="0006e79e" officeooo:paragraph-rsid="000e6615"/>
    </style:style>
    <style:style style:name="P5" style:family="paragraph" style:parent-style-name="Standard">
      <style:text-properties officeooo:rsid="0006e79e" officeooo:paragraph-rsid="00113271"/>
    </style:style>
    <style:style style:name="P6" style:family="paragraph" style:parent-style-name="Standard">
      <style:text-properties officeooo:rsid="0006e79e" officeooo:paragraph-rsid="001244bb"/>
    </style:style>
    <style:style style:name="P7" style:family="paragraph" style:parent-style-name="Standard">
      <style:text-properties officeooo:rsid="0006e79e" officeooo:paragraph-rsid="0012ada9"/>
    </style:style>
    <style:style style:name="P8" style:family="paragraph" style:parent-style-name="Standard">
      <style:text-properties officeooo:rsid="0006e79e" officeooo:paragraph-rsid="00149b16"/>
    </style:style>
    <style:style style:name="P9" style:family="paragraph" style:parent-style-name="Standard">
      <style:text-properties officeooo:rsid="0006e79e" officeooo:paragraph-rsid="00165d78"/>
    </style:style>
    <style:style style:name="P10" style:family="paragraph" style:parent-style-name="Standard">
      <style:text-properties officeooo:rsid="0006e79e" officeooo:paragraph-rsid="001d14b8"/>
    </style:style>
    <style:style style:name="P11" style:family="paragraph" style:parent-style-name="Standard">
      <style:text-properties officeooo:rsid="0006e79e" officeooo:paragraph-rsid="001d8b10"/>
    </style:style>
    <style:style style:name="P12" style:family="paragraph" style:parent-style-name="Standard">
      <style:text-properties officeooo:rsid="0006e79e" officeooo:paragraph-rsid="002142f7"/>
    </style:style>
    <style:style style:name="P13" style:family="paragraph" style:parent-style-name="Standard">
      <style:text-properties officeooo:rsid="0006e79e" officeooo:paragraph-rsid="00256cd8"/>
    </style:style>
    <style:style style:name="P14" style:family="paragraph" style:parent-style-name="Standard">
      <style:text-properties officeooo:rsid="0006e79e" officeooo:paragraph-rsid="002595a2"/>
    </style:style>
    <style:style style:name="P15" style:family="paragraph" style:parent-style-name="Standard">
      <style:text-properties officeooo:rsid="0006e79e" officeooo:paragraph-rsid="002f768e"/>
    </style:style>
    <style:style style:name="P16" style:family="paragraph" style:parent-style-name="Standard">
      <style:text-properties officeooo:rsid="00099e14" officeooo:paragraph-rsid="00099e14"/>
    </style:style>
    <style:style style:name="P17" style:family="paragraph" style:parent-style-name="Standard">
      <style:text-properties officeooo:rsid="00099e14" officeooo:paragraph-rsid="00165d78"/>
    </style:style>
    <style:style style:name="P18" style:family="paragraph" style:parent-style-name="Standard">
      <style:text-properties officeooo:rsid="001f3099" officeooo:paragraph-rsid="001f3099"/>
    </style:style>
    <style:style style:name="P19" style:family="paragraph" style:parent-style-name="Standard">
      <style:text-properties officeooo:rsid="001f3099" officeooo:paragraph-rsid="002253d9"/>
    </style:style>
    <style:style style:name="P20" style:family="paragraph" style:parent-style-name="Standard">
      <style:text-properties officeooo:rsid="001f3099" officeooo:paragraph-rsid="0024056e"/>
    </style:style>
    <style:style style:name="P21" style:family="paragraph" style:parent-style-name="Standard">
      <style:text-properties officeooo:rsid="001f3099" officeooo:paragraph-rsid="002748b8" fo:background-color="#ffff00"/>
    </style:style>
    <style:style style:name="P22" style:family="paragraph" style:parent-style-name="Standard">
      <style:text-properties officeooo:rsid="002f768e" officeooo:paragraph-rsid="002f768e" fo:background-color="#ffff00"/>
    </style:style>
    <style:style style:name="P23" style:family="paragraph" style:parent-style-name="Standard">
      <style:text-properties officeooo:rsid="002f768e" officeooo:paragraph-rsid="002f768e" fo:background-color="transparent"/>
    </style:style>
    <style:style style:name="T1" style:family="text">
      <style:text-properties officeooo:rsid="0006e79e"/>
    </style:style>
    <style:style style:name="T2" style:family="text">
      <style:text-properties officeooo:rsid="0007cf63"/>
    </style:style>
    <style:style style:name="T3" style:family="text">
      <style:text-properties officeooo:rsid="000e6615"/>
    </style:style>
    <style:style style:name="T4" style:family="text">
      <style:text-properties officeooo:rsid="000fa3f2"/>
    </style:style>
    <style:style style:name="T5" style:family="text">
      <style:text-properties officeooo:rsid="00113271"/>
    </style:style>
    <style:style style:name="T6" style:family="text">
      <style:text-properties style:text-underline-style="none" officeooo:rsid="00113271"/>
    </style:style>
    <style:style style:name="T7" style:family="text">
      <style:text-properties officeooo:rsid="001244bb"/>
    </style:style>
    <style:style style:name="T8" style:family="text">
      <style:text-properties officeooo:rsid="001244bb" fo:background-color="#ffff00" loext:char-shading-value="0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12ada9"/>
    </style:style>
    <style:style style:name="T11" style:family="text">
      <style:text-properties officeooo:rsid="00149b16"/>
    </style:style>
    <style:style style:name="T12" style:family="text">
      <style:text-properties officeooo:rsid="00165d78"/>
    </style:style>
    <style:style style:name="T13" style:family="text">
      <style:text-properties officeooo:rsid="0017d3eb"/>
    </style:style>
    <style:style style:name="T14" style:family="text">
      <style:text-properties officeooo:rsid="0017ff0a"/>
    </style:style>
    <style:style style:name="T15" style:family="text">
      <style:text-properties officeooo:rsid="00183cfe"/>
    </style:style>
    <style:style style:name="T16" style:family="text">
      <style:text-properties officeooo:rsid="001d14b8"/>
    </style:style>
    <style:style style:name="T17" style:family="text">
      <style:text-properties officeooo:rsid="001dca76"/>
    </style:style>
    <style:style style:name="T18" style:family="text">
      <style:text-properties officeooo:rsid="001f3099"/>
    </style:style>
    <style:style style:name="T19" style:family="text">
      <style:text-properties officeooo:rsid="002253d9"/>
    </style:style>
    <style:style style:name="T20" style:family="text">
      <style:text-properties officeooo:rsid="0024056e"/>
    </style:style>
    <style:style style:name="T21" style:family="text">
      <style:text-properties officeooo:rsid="00256cd8"/>
    </style:style>
    <style:style style:name="T22" style:family="text">
      <style:text-properties officeooo:rsid="002595a2"/>
    </style:style>
    <style:style style:name="T23" style:family="text">
      <style:text-properties officeooo:rsid="002748b8"/>
    </style:style>
    <style:style style:name="T24" style:family="text">
      <style:text-properties officeooo:rsid="002f697e"/>
    </style:style>
    <style:style style:name="T25" style:family="text">
      <style:text-properties officeooo:rsid="002f768e"/>
    </style:style>
    <style:style style:name="T26" style:family="text">
      <style:text-properties officeooo:rsid="002f768e" fo:background-color="transparent" loext:char-shading-value="0"/>
    </style:style>
    <style:style style:name="T27" style:family="text">
      <style:text-properties officeooo:rsid="003018aa" fo:background-color="transparent" loext:char-shading-value="0"/>
    </style:style>
    <style:style style:name="T28" style:family="text">
      <style:text-properties officeooo:rsid="0032bd55"/>
    </style:style>
    <style:style style:name="T29" style:family="text">
      <style:text-properties officeooo:rsid="0035f92d"/>
    </style:style>
    <style:style style:name="T30" style:family="text">
      <style:text-properties officeooo:rsid="0036dd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Хэрэглэгчийн бүртгэлтэй холбоотой бизнес процессууд</text:p>
      <text:p text:style-name="P1">- Хэрэглэгч шинээр бүртгүүлэх</text:p>
      <text:p text:style-name="P1">- <text:s/>Хэрэглэгч өөрийн мэдээллээ оруулах</text:p>
      <text:p text:style-name="P1">- Хэрэгдэгч өөрийн мэдээллээ засварлах</text:p>
      <text:p text:style-name="P1">- Хэрэглэгчийн бүртгэлийн мэдээллийг баталгаажуулах</text:p>
      <text:p text:style-name="P1">- Хэрэглэгч өөрийгөө идэвхигүй болгох</text:p>
      <text:p text:style-name="P1">- Хэрэглэгч өөрийгөө идэвхитэй болгох</text:p>
      <text:p text:style-name="P1">- Хэрэглэгч бүртгэлээ устгах</text:p>
      <text:p text:style-name="P1">- Хэрэглэгч нууц үгээ солих</text:p>
      <text:p text:style-name="P1">- Хэрэглэгч нууц үгээ мартсан</text:p>
      <text:p text:style-name="P1"/>
      <text:p text:style-name="P1"><text:span text:style-name="T7"><text:tab/>1.1 Хэрэглэгч портал сайтын мэдээ мэдээлэлтэй холбоотой бизнес процессууд</text:span></text:p>
      <text:p text:style-name="P1"><text:tab/>- <text:span text:style-name="T7">Мэдээ жагсаалт харах</text:span></text:p>
      <text:p text:style-name="P1"><text:tab/>- <text:span text:style-name="T7">Мэдээ унших</text:span></text:p>
      <text:p text:style-name="P1"><text:tab/>- <text:span text:style-name="T7">Судалгаа жагсаалт харах</text:span></text:p>
      <text:p text:style-name="P1"><text:tab/>- <text:span text:style-name="T7">Судалгаа унших</text:span></text:p>
      <text:p text:style-name="P6"><text:tab/>- <text:span text:style-name="T7">Сургалт жагсаалт харах</text:span></text:p>
      <text:p text:style-name="P6"><text:tab/>- <text:span text:style-name="T7">Сургалт унших</text:span></text:p>
      <text:p text:style-name="P1"><text:tab/><text:span text:style-name="T9">- </text:span><text:span text:style-name="T8">Сургалт явуулсан багшрүү мэйл илгээх</text:span></text:p>
      <text:p text:style-name="P1"><text:tab/>- <text:span text:style-name="T7">Comment, like, share</text:span></text:p>
      <text:p text:style-name="P1"><text:tab/></text:p>
      <text:p text:style-name="P1"><text:span text:style-name="T10"><text:tab/>1.2 Хэрэглэгч тэмцээний платформд бүртгүүлэх бизнес процесс</text:span></text:p>
      <text:p text:style-name="P1"><text:tab/>- <text:span text:style-name="T10">Тэмцээний нийт жагсаалт харах</text:span></text:p>
      <text:p text:style-name="P8"><text:tab/>- <text:span text:style-name="T11">Тэмцээний дэлгэрэнгүй мэдээлэл харах</text:span></text:p>
      <text:p text:style-name="P8"><text:tab/>- <text:span text:style-name="T10">Тэмцээнд бүртгүүлэх хүсэлт илгээх</text:span></text:p>
      <text:p text:style-name="P7"><text:tab/>- <text:span text:style-name="T10">Бүртгэл баталгаажуулсан мэдээ хүлээн авах</text:span></text:p>
      <text:p text:style-name="P7"><text:tab/>- <text:span text:style-name="T10">Миний тэмцээнүүдийн жагсаалт харах</text:span></text:p>
      <text:p text:style-name="P7"><text:tab/>- <text:span text:style-name="T12">Миний оролцсон тэмцээний дэлгэрэнгүй харуулах</text:span></text:p>
      <text:p text:style-name="P1"><text:tab/>- <text:span text:style-name="T12">Тэмцээний явц байрлал харах</text:span></text:p>
      <text:p text:style-name="P1"><text:tab/></text:p>
      <text:p text:style-name="P9"><text:span text:style-name="T12"><text:tab/>1.3 Хэрэглэгч валютын арилжаа хийх</text:span></text:p>
      <text:p text:style-name="P9"><text:tab/>- <text:span text:style-name="T12">Валютын ханшийн одоо байгаа ханшийн жагсаалт харах</text:span></text:p>
      <text:p text:style-name="P9"><text:tab/>- <text:span text:style-name="T12">Валютын багц худалдан авах</text:span></text:p>
      <text:p text:style-name="P9"><text:tab/>- <text:span text:style-name="T12">Валютын багц зарах</text:span></text:p>
      <text:p text:style-name="P9"><text:tab/>- <text:span text:style-name="T16">Миний авсан/зарсан</text:span> <text:span text:style-name="T16">валютын багцийн жагсаалт харуулах</text:span></text:p>
      <text:p text:style-name="P9"/>
      <text:p text:style-name="P10"><text:tab/><text:span text:style-name="T12">1.4 Хэрэглэгч хувьцааны арилжаа хийх</text:span></text:p>
      <text:p text:style-name="P10"><text:tab/>- <text:span text:style-name="T16">Хувьцааны ханшийн одоо байгаа ханшийн жагсаалт харах</text:span></text:p>
      <text:p text:style-name="P10"><text:tab/>- <text:span text:style-name="T16">Хувьцааны багц худалдан авах</text:span></text:p>
      <text:p text:style-name="P10"><text:tab/>- <text:span text:style-name="T16">Хувьцааны багц зарах</text:span></text:p>
      <text:p text:style-name="P10"><text:tab/>- <text:span text:style-name="T16">Миний авсан/зарсан</text:span> <text:span text:style-name="T16">хувьцааны багцийн жагсаалт харуулах</text:span></text:p>
      <text:p text:style-name="P10"><text:tab/></text:p>
      <text:p text:style-name="P11"><text:span text:style-name="T12"><text:tab/>1.5 Хэрэглэгч валютын захиалга хийх</text:span></text:p>
      <text:p text:style-name="P11"><text:tab/>- <text:span text:style-name="T17">Хэрэглэгч валют худалдан авах захиалга хийх</text:span></text:p>
      <text:p text:style-name="P11"><text:tab/>- <text:span text:style-name="T17">Хэрэглэгч захиалга засварлах</text:span></text:p>
      <text:p text:style-name="P11"><text:tab/>- <text:span text:style-name="T17">Хэрэглэгч валют зарах захиалга хийх</text:span></text:p>
      <text:p text:style-name="P11"><text:tab/>- <text:span text:style-name="T18">Миний захиалгын жагсаалт харах</text:span></text:p>
      <text:p text:style-name="P1"/>
      <text:p text:style-name="P12"><text:tab/><text:span text:style-name="T12">1.6 Хэрэглэгч хувьцааны захиалга хийх</text:span></text:p>
      <text:p text:style-name="P12"><text:tab/>- <text:span text:style-name="T17">Хувьцааны худалдан авах захиалга хийх</text:span></text:p>
      <text:p text:style-name="P12"><text:tab/>- <text:span text:style-name="T17">Хувьцааны захиалга засварлах</text:span></text:p>
      <text:p text:style-name="P12"><text:tab/>- <text:span text:style-name="T17">Хувьцааны зарах захиалга хийх</text:span></text:p>
      <text:p text:style-name="P13"><text:soft-page-break/><text:tab/>- <text:span text:style-name="T18">Миний захиалгын жагсаалт харах</text:span></text:p>
      <text:p text:style-name="P13"/>
      <text:p text:style-name="P14"><text:span text:style-name="T21"><text:tab/>1.7 Price alert(Ханшийн мэдэгдэл)- тай холбоотой бизнес процесс</text:span></text:p>
      <text:p text:style-name="P14"><text:tab/>- <text:span text:style-name="T22">Ханшийн мэдэгдэл үүсгэх</text:span></text:p>
      <text:p text:style-name="P14"><text:tab/>- <text:span text:style-name="T22">Ханшийн мэдэгдэл засварлах</text:span></text:p>
      <text:p text:style-name="P1"><text:tab/>- <text:span text:style-name="T22">Ханшийн мэдэгдэл устгах</text:span></text:p>
      <text:p text:style-name="P1"><text:tab/>- <text:span text:style-name="T22">Миний ханшийн мэдэгдэлийн жагсаалт харах</text:span></text:p>
      <text:p text:style-name="P15"><text:span text:style-name="T24"><text:tab/></text:span></text:p>
      <text:p text:style-name="P15"><text:span text:style-name="T24"><text:tab/>1.8 Миний тэмцээний явцын мэдээлэл харах</text:span></text:p>
      <text:p text:style-name="P15"><text:tab/><text:span text:style-name="T25">1.9</text:span><text:span text:style-name="T26"> </text:span><text:span text:style-name="T27">Миний т</text:span><text:span text:style-name="T26">эмцээний дүнг харах</text:span><text:tab/></text:p>
      <text:p text:style-name="P1"><text:tab/>- </text:p>
      <text:p text:style-name="P1">2. Менежерийн бүртгэлтэй холбоотой бизнес процессууд</text:p>
      <text:p text:style-name="P1">- Менежер мэдээллээ засварлах</text:p>
      <text:p text:style-name="P1">- <text:span text:style-name="T2">Менежер бүртгэлээ нууц үг баталгаажуулах</text:span></text:p>
      <text:p text:style-name="P1"/>
      <text:p text:style-name="P4"><text:span text:style-name="T3"><text:tab/>2.1. Менежер мэдээ оруулах бизнес процесс</text:span></text:p>
      <text:p text:style-name="P4"><text:tab/>- <text:span text:style-name="T4">Мэдээ ангилал оруулах</text:span></text:p>
      <text:p text:style-name="P4"><text:tab/>- <text:span text:style-name="T4">Мэдээ оруулах</text:span></text:p>
      <text:p text:style-name="P4"><text:tab/>- <text:span text:style-name="T4">Мэдээ засварлах</text:span></text:p>
      <text:p text:style-name="P4"><text:tab/>- <text:span text:style-name="T4">Мэдээ устгах<text:tab/></text:span></text:p>
      <text:p text:style-name="P4"><text:tab/></text:p>
      <text:p text:style-name="P1"><text:tab/></text:p>
      <text:p text:style-name="P1"><text:tab/><text:span text:style-name="T4">2.2 Менежер судалгаа оруулах бизнес процесс</text:span></text:p>
      <text:p text:style-name="P5"><text:tab/>- <text:span text:style-name="T5">Судалгаа ангилал оруулах</text:span></text:p>
      <text:p text:style-name="P5"><text:tab/>- <text:span text:style-name="T5">Судалгаа</text:span> <text:span text:style-name="T4"><text:s/>оруулах</text:span></text:p>
      <text:p text:style-name="P5"><text:tab/>- <text:span text:style-name="T5">Судалгаа засварлах</text:span></text:p>
      <text:p text:style-name="P5"><text:tab/>- <text:span text:style-name="T5">Судалгаа устгах</text:span></text:p>
      <text:p text:style-name="P5"><text:tab/></text:p>
      <text:p text:style-name="P5"><text:span text:style-name="T4"><text:tab/>2.3 Менежер </text:span><text:span text:style-name="T6">сургалт</text:span><text:span text:style-name="T4"> оруулах бизнес процесс</text:span></text:p>
      <text:p text:style-name="P5"><text:tab/>- <text:span text:style-name="T5">Сургалт ангилал оруулах</text:span></text:p>
      <text:p text:style-name="P5"><text:tab/>- <text:span text:style-name="T5">Сургалт</text:span> <text:span text:style-name="T4"><text:s/>оруулах</text:span></text:p>
      <text:p text:style-name="P5"><text:tab/>- <text:span text:style-name="T5">Сургалт засварлах</text:span></text:p>
      <text:p text:style-name="P5"><text:tab/></text:p>
      <text:p text:style-name="P5"><text:span text:style-name="T7"><text:tab/>2.4 Менежер тэмцээний бүртгэлтэй холбоотой бизнес процессууд</text:span></text:p>
      <text:p text:style-name="P6"><text:tab/>- <text:span text:style-name="T7">Тэмцээний ангилал үүсгэх</text:span></text:p>
      <text:p text:style-name="P6"><text:tab/>- <text:span text:style-name="T10">Тэмцээний ангилал засварлах</text:span></text:p>
      <text:p text:style-name="P6"><text:tab/>- <text:span text:style-name="T10">Тэмцээний ангилал устгах</text:span></text:p>
      <text:p text:style-name="P6"><text:tab/>- <text:span text:style-name="T10">Тэмцээний ангилал харуулах</text:span></text:p>
      <text:p text:style-name="P6"><text:tab/>- <text:span text:style-name="T7">Тэмцээн үүсгэх</text:span></text:p>
      <text:p text:style-name="P6"><text:tab/>- <text:span text:style-name="T7">Тэмцээн засварлах</text:span></text:p>
      <text:p text:style-name="P6"><text:tab/>- <text:span text:style-name="T7">Тэмцээн устгах</text:span></text:p>
      <text:p text:style-name="P6"><text:tab/>- <text:span text:style-name="T7">Тэмцээний бүртгэл баталгаажуулах</text:span></text:p>
      <text:p text:style-name="P6"><text:tab/>- <text:span text:style-name="T7">Тэмцээний жагсаалт харах</text:span></text:p>
      <text:p text:style-name="P5"><text:tab/></text:p>
      <text:p text:style-name="P5"><text:span text:style-name="T12"><text:tab/>2.5 Менежер валют/хувьцааны ханш оруулах</text:span></text:p>
      <text:p text:style-name="P5"><text:tab/>- <text:span text:style-name="T12">Банкны бүртгэл үүсгэх</text:span></text:p>
      <text:p text:style-name="P5"><text:tab/>- <text:span text:style-name="T12">Банкны бүртгэл засварлах</text:span></text:p>
      <text:p text:style-name="P5"><text:tab/>- <text:span text:style-name="T12">Банкны бүртгэл устгах</text:span></text:p>
      <text:p text:style-name="P5"><text:tab/>- <text:span text:style-name="T12">Банкны жагсаалтууд харах</text:span></text:p>
      <text:p text:style-name="P5"><text:tab/>- <text:span text:style-name="T12">Валютын бүртгэл үүсгэх</text:span><text:tab/></text:p>
      <text:p text:style-name="P5"><text:tab/>- <text:span text:style-name="T12">Валютын бүртгэл засварлах</text:span></text:p>
      <text:p text:style-name="P9"><text:tab/>- <text:span text:style-name="T12">Валютын бүртгэл устгах</text:span></text:p>
      <text:p text:style-name="P9"><text:soft-page-break/><text:tab/>- <text:span text:style-name="T12">Хувьцаат компаны бүртгэл үүсгэх</text:span><text:tab/></text:p>
      <text:p text:style-name="P5"><text:tab/>- <text:span text:style-name="T12">Хувьцаат компаны бүртгэл засварлах</text:span></text:p>
      <text:p text:style-name="P5"><text:tab/>- <text:span text:style-name="T12">Хувьцаат компаны бүртгэл устгах</text:span></text:p>
      <text:p text:style-name="P17"><text:tab/><text:span text:style-name="T1">- Валютын ханш оруулах</text:span></text:p>
      <text:p text:style-name="P16"><text:tab/>- <text:span text:style-name="T13">Хувьцааны ханш оруулах</text:span></text:p>
      <text:p text:style-name="P16"><text:tab/>- <text:span text:style-name="T14">Банкны нэр харуулах</text:span></text:p>
      <text:p text:style-name="P16"><text:tab/>- <text:span text:style-name="T14">Валют харуулах</text:span></text:p>
      <text:p text:style-name="P16"><text:tab/>- <text:span text:style-name="T15">ХК харуулах</text:span></text:p>
      <text:p text:style-name="P16"><text:tab/></text:p>
      <text:p text:style-name="P16"><text:span text:style-name="T29"><text:tab/>2.6 Менежер тэмцээний дүнг нятглах зөвшөөрөх</text:span></text:p>
      <text:p text:style-name="P16"><text:tab/>- <text:span text:style-name="T30">Хэрэглэгчийн худалдан авалтын дэлгэрэнгүй мэдээлэл харах</text:span></text:p>
      <text:p text:style-name="P16"/>
      <text:p text:style-name="P16"/>
      <text:p text:style-name="P16"/>
      <text:p text:style-name="P16">3. Админтай холбоотой бизнес процессууд</text:p>
      <text:p text:style-name="P2">- Менежер бүртгэх</text:p>
      <text:p text:style-name="P3">- Менежерийн бүртгэл устгах</text:p>
      <text:p text:style-name="P3">- Менежерт хандах эрх олгох</text:p>
      <text:p text:style-name="P3"/>
      <text:p text:style-name="P3"/>
      <text:p text:style-name="P3"/>
      <text:p text:style-name="P18">4. Платформын автомат ажиллагаа</text:p>
      <text:p text:style-name="P18">- Валютын биелсэн/биелээгүй захиалгыг лог руу шилжүүлэх( 7 хоногт )</text:p>
      <text:p text:style-name="P20">- <text:span text:style-name="T20">Хувьцааны</text:span> биелсэн/биелээгүй захиалгыг лог руу шилжүүлэх( 7 хоногт )</text:p>
      <text:p text:style-name="P18">- <text:span text:style-name="T19">Валютын ханш өөрчлөгдөхөд валютын захиалгыг баталгаажуулж арилжаа хийх</text:span></text:p>
      <text:p text:style-name="P19">- <text:span text:style-name="T19">Хувьцааны ханш өөрчлөгдөхөд хувьцааны захиалгыг баталгаажуулж арилжаа хийх</text:span></text:p>
      <text:p text:style-name="P19">- <text:span text:style-name="T23">Валют ханш өөрчлөгдөхөд үнийн мэдэгдэл мэдэгдэх</text:span></text:p>
      <text:p text:style-name="P21">- <text:span text:style-name="T23">Хувьцааны ханш өөрчлөгдөхөд үнийн мэдэгдэл мэдэгдэх</text:span></text:p>
      <text:p text:style-name="P21"/>
      <text:p text:style-name="P22"/>
      <text:p text:style-name="P23">- Тэмцээний хугацаа дуусгахад авсан хувьцааны ханшийг шилжүүлэн зарах</text:p>
      <text:p text:style-name="P23">- Тэмцээний хугацаа дуусгахад авсан валютын ханшийг шилжүүлэн зарах</text:p>
      <text:p text:style-name="P23">- <text:span text:style-name="T28">Тэмцээний дүнг мэдэгдэх мэйл илгээх</text:span></text:p>
      <text:p text:style-name="P23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19:22:40.152650249</meta:creation-date>
    <meta:generator>LibreOffice/5.1.4.2$Linux_x86 LibreOffice_project/10m0$Build-2</meta:generator>
    <dc:date>2016-08-22T21:17:10.045852436</dc:date>
    <meta:editing-duration>PT1H42M5S</meta:editing-duration>
    <meta:editing-cycles>40</meta:editing-cycles>
    <meta:document-statistic meta:table-count="0" meta:image-count="0" meta:object-count="0" meta:page-count="3" meta:paragraph-count="124" meta:word-count="567" meta:character-count="3978" meta:non-whitespace-character-count="3420"/>
  </office:meta>
</office:document-meta>
</file>